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e288" officeooo:paragraph-rsid="0013e288"/>
    </style:style>
    <style:style style:name="P2" style:family="paragraph" style:parent-style-name="Standard">
      <style:paragraph-properties fo:text-align="start" style:justify-single-word="false"/>
      <style:text-properties officeooo:rsid="0013e288" officeooo:paragraph-rsid="0013e288"/>
    </style:style>
    <style:style style:name="P3" style:family="paragraph" style:parent-style-name="Standard">
      <style:paragraph-properties fo:text-align="start" style:justify-single-word="false"/>
      <style:text-properties officeooo:rsid="00208d3a" officeooo:paragraph-rsid="0027df31"/>
    </style:style>
    <style:style style:name="P4" style:family="paragraph" style:parent-style-name="Standard">
      <style:text-properties officeooo:rsid="00208d3a" officeooo:paragraph-rsid="002eb2d5"/>
    </style:style>
    <style:style style:name="P5" style:family="paragraph" style:parent-style-name="Standard">
      <style:text-properties officeooo:rsid="00302d59" officeooo:paragraph-rsid="002eb2d5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ccba7" officeooo:paragraph-rsid="001ccba7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ccba7" officeooo:paragraph-rsid="001ccba7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1e3e0c" officeooo:paragraph-rsid="001e3e0c"/>
    </style:style>
    <style:style style:name="P10" style:family="paragraph" style:parent-style-name="Table_20_Contents">
      <style:paragraph-properties fo:text-align="start" style:justify-single-word="false"/>
      <style:text-properties officeooo:rsid="00269e26" officeooo:paragraph-rsid="00269e26"/>
    </style:style>
    <style:style style:name="T1" style:family="text">
      <style:text-properties officeooo:rsid="00301f8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s</text:p>
      <text:p text:style-name="P1">by Sven Nilsen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Letter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Example</text:p>
          </table:table-cell>
        </table:table-row>
        <table:table-row>
          <table:table-cell table:style-name="Table1.A2" office:value-type="string">
            <text:p text:style-name="P6"><draw:frame draw:style-name="fr1" draw:name="Object1" text:anchor-type="as-char" svg:y="-0.1484in" svg:width="0.2102in" svg:height="0.1839in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0">Function (pointer)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draw:frame draw:style-name="fr1" draw:name="Object5" text:anchor-type="as-char" svg:y="-0.1484in" svg:width="0.2075in" svg:height="0.1839in" draw:z-index="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7">Value</text:p>
          </table:table-cell>
          <table:table-cell table:style-name="Table1.C2" office:value-type="string">
            <text:p text:style-name="P6"><draw:frame draw:style-name="fr1" draw:name="Object6" text:anchor-type="as-char" svg:y="-0.1484in" svg:width="0.3965in" svg:height="0.2091in" draw:z-index="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1" draw:name="Object9" text:anchor-type="as-char" svg:y="-0.1528in" svg:width="0.2098in" svg:height="0.2047in" draw:z-index="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9">Address by index</text:p>
          </table:table-cell>
          <table:table-cell table:style-name="Table1.C2" office:value-type="string">
            <text:p text:style-name="P6"><draw:frame draw:style-name="fr1" draw:name="Object10" text:anchor-type="as-char" svg:y="-0.1528in" svg:width="0.3382in" svg:height="0.2134in" draw:z-index="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1" draw:name="Object7" text:anchor-type="as-char" svg:y="-0.1484in" svg:width="0.1846in" svg:height="0.1839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7">String</text:p>
          </table:table-cell>
          <table:table-cell table:style-name="Table1.C2" office:value-type="string">
            <text:p text:style-name="P6"><draw:frame draw:style-name="fr1" draw:name="Object8" text:anchor-type="as-char" svg:y="-0.1484in" svg:width="0.3134in" svg:height="0.2091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1" draw:name="Object11" text:anchor-type="as-char" svg:y="-0.1484in" svg:width="0.1953in" svg:height="0.183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9">Type</text:p>
          </table:table-cell>
          <table:table-cell table:style-name="Table1.C2" office:value-type="string">
            <text:p text:style-name="P6"><draw:frame draw:style-name="fr1" draw:name="Object12" text:anchor-type="as-char" svg:y="-0.1484in" svg:width="0.3846in" svg:height="0.2091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2"/>
      <text:p text:style-name="P3">I have an idea of a flat list containing all the data.</text:p>
      <text:p text:style-name="P2"/>
      <text:p text:style-name="P2"><draw:frame draw:style-name="fr1" draw:name="Object14" text:anchor-type="as-char" svg:y="-0.7846in" svg:width="6.0035in" svg:height="1.5346in" draw:z-index="6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>Objects <text:span text:style-name="T1">have no internal structure but links to properties on the lis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8:47:35.352329000</meta:creation-date>
    <dc:date>2014-01-10T20:23:45.518664000</dc:date>
    <meta:editing-duration>PT1H35M23S</meta:editing-duration>
    <meta:editing-cycles>28</meta:editing-cycles>
    <meta:generator>LibreOffice/4.1.4.2$MacOSX_x86 LibreOffice_project/0a0440ccc0227ad9829de5f46be37cfb6edcf72</meta:generator>
    <meta:document-statistic meta:table-count="1" meta:image-count="0" meta:object-count="10" meta:page-count="1" meta:paragraph-count="22" meta:word-count="39" meta:character-count="224" meta:non-whitespace-character-count="19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 stretchy="false">[</mo>
              <mo stretchy="false">]</mo>
            </mrow>
            <mo stretchy="false">∘</mo>
            <mrow>
              <mo stretchy="false">(</mo>
              <mrow>
                <msub>
                  <mo stretchy="false">ℕ</mo>
                  <mtext>id</mtext>
                </msub>
                <mi>,</mi>
                <mrow>
                  <mrow>
                    <mrow>
                      <mrow>
                        <mrow>
                          <mrow>
                            <mtext>Property</mtext>
                            <mo stretchy="false">+</mo>
                            <mtext>FunctionExpr</mtext>
                          </mrow>
                          <mo stretchy="false">+</mo>
                          <mtext>ConstantExpr</mtext>
                        </mrow>
                        <mo stretchy="false">+</mo>
                        <mtext>Object</mtext>
                      </mrow>
                      <mo stretchy="false">+</mo>
                      <mtext>Function</mtext>
                    </mrow>
                    <mo stretchy="false">+</mo>
                    <mtext>Argument</mtext>
                  </mrow>
                  <mo stretchy="false">+</mo>
                  <mtext>String</mtext>
                </mrow>
              </mrow>
              <mo stretchy="false">)</mo>
            </mrow>
          </mrow>
        </mtd>
      </mtr>
      <mtr>
        <mtd>
          <mrow>
            <mrow>
              <mtext>Property</mtext>
              <mo stretchy="false">=</mo>
              <mrow>
                <mo stretchy="false">(</mo>
                <mrow>
                  <msub>
                    <mi>V</mi>
                    <mtext>oldprop</mtext>
                  </msub>
                  <mi>,</mi>
                  <msub>
                    <mi>V</mi>
                    <mtext>prop</mtext>
                  </msub>
                  <mi>,</mi>
                  <msub>
                    <mo stretchy="false">ℕ</mo>
                    <mtext>expr</mtext>
                  </msub>
                </mrow>
                <mo stretchy="false">)</mo>
              </mrow>
            </mrow>
          </mrow>
        </mtd>
      </mtr>
      <mtr>
        <mtd>
          <mrow>
            <mrow>
              <mtext>Object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propId</mtext>
                </msub>
                <mi>,</mi>
                <msub>
                  <mo stretchy="false">ℕ</mo>
                  <mtext>propT</mtext>
                </msub>
                <mi>,</mi>
                <msub>
                  <mo stretchy="false">ℕ</mo>
                  <mtext>propN</mtext>
                </msub>
              </mrow>
              <mo stretchy="false">)</mo>
            </mrow>
          </mrow>
        </mtd>
      </mtr>
      <mtr>
        <mtd>
          <mrow>
            <mrow>
              <mtext>FunctionExpr</mtext>
              <mo stretchy="false">=</mo>
              <mrow>
                <mo stretchy="false">(</mo>
                <mrow>
                  <msub>
                    <mo stretchy="false">ℕ</mo>
                    <mtext>fun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id</mtext>
                  </msub>
                </mrow>
                <mo stretchy="false">)</mo>
              </mrow>
            </mrow>
          </mrow>
        </mtd>
      </mtr>
      <mtr>
        <mtd>
          <mrow>
            <mrow>
              <mtext>ConstantExpr</mtext>
              <mo stretchy="false">=</mo>
              <mo stretchy="false">ℝ</mo>
            </mrow>
          </mrow>
        </mtd>
      </mtr>
      <mtr>
        <mtd>
          <mrow>
            <mrow>
              <mtext>Function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i>F</mi>
                  <mi>,</mi>
                  <msub>
                    <mo stretchy="false">ℕ</mo>
                    <mtext>retT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arg</mtext>
                  </msub>
                </mrow>
                <mo stretchy="false">)</mo>
              </mrow>
            </mrow>
          </mrow>
        </mtd>
      </mtr>
      <mtr>
        <mtd>
          <mrow>
            <mrow>
              <mtext>Argument</mtext>
              <mo stretchy="false">=</mo>
              <mrow>
                <mo stretchy="false">(</mo>
                <mrow>
                  <msub>
                    <mo stretchy="false">ℕ</mo>
                    <mtext>argN</mtext>
                  </msub>
                  <mi>,</mi>
                  <msub>
                    <mo stretchy="false">ℕ</mo>
                    <mtext>argT</mtext>
                  </msub>
                </mrow>
                <mo stretchy="false">)</mo>
              </mrow>
            </mrow>
          </mrow>
        </mtd>
      </mtr>
    </mtable>
    <annotation encoding="StarMath 5.0">[] circ (setN sub "id", "Property" + "FunctionExpr" + "ConstantExpr" +  "Object" + "Function" + "Argument" + "String") newline
"Property" = (V sub "oldprop", V sub "prop" , setN sub "expr") newline
"Object" = [] circ (setN sub "propId", setN sub "propT" , setN sub "propN" ) newline
"FunctionExpr" = (setN sub "fun" , [] circ setN sub "id") newline
"ConstantExpr" = setR newline
"Function" = (S sub "name", F , setN sub "retT" , [] circ setN sub "arg" ) newline
"Argument" = (setN sub "argN" , setN sub "argT" )</annotation>
  </semantics>
</math>
</file>

<file path=Object 10/content.xml><?xml version="1.0" encoding="utf-8"?>
<math xmlns="http://www.w3.org/1998/Math/MathML">
  <semantics>
    <mrow>
      <msub>
        <mo stretchy="false">ℕ</mo>
        <mtext>obj</mtext>
      </msub>
    </mrow>
    <annotation encoding="StarMath 5.0">setN sub "obj"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sub>
        <mi>T</mi>
        <mtext>prop</mtext>
      </msub>
    </mrow>
    <annotation encoding="StarMath 5.0">T sub "prop"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sub>
        <mi>V</mi>
        <mtext>prop</mtext>
      </msub>
    </mrow>
    <annotation encoding="StarMath 5.0">V sub "prop"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S</mi>
        <mtext>obj</mtext>
      </msub>
    </mrow>
    <annotation encoding="StarMath 5.0">S sub "obj"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